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56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572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17">
      <style:table-cell-properties fo:border="0.0008in solid #000000"/>
    </style:style>
    <style:style style:name="ce4" style:family="table-cell" style:parent-style-name="Default" style:data-style-name="N117"/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ackground-color="#00ae00" fo:border="0.0008in solid #000000"/>
    </style:style>
    <style:style style:name="ce7" style:family="table-cell" style:parent-style-name="Default">
      <style:table-cell-properties fo:background-color="#0099ff" fo:border="0.0008in solid #000000"/>
    </style:style>
    <style:style style:name="ce8" style:family="table-cell" style:parent-style-name="Default">
      <style:table-cell-properties fo:background-color="#ff0000" fo:border="0.0008in solid #000000"/>
    </style:style>
    <style:style style:name="ce9" style:family="table-cell" style:parent-style-name="Default" style:data-style-name="N0">
      <style:table-cell-properties fo:border="0.0008in solid #000000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9999ff" fo:border="0.0008in solid #000000"/>
    </style:style>
    <style:style style:name="ce12" style:family="table-cell" style:parent-style-name="Default">
      <style:table-cell-properties fo:background-color="#99ccff" fo:border="0.0008in solid #000000"/>
    </style:style>
    <style:style style:name="ce13" style:family="table-cell" style:parent-style-name="Default">
      <style:table-cell-properties fo:background-color="#3deb3d" fo:border="0.0008in solid #000000"/>
    </style:style>
    <style:style style:name="ce14" style:family="table-cell" style:parent-style-name="Default">
      <style:table-cell-properties fo:background-color="#ff8080" fo:border="0.0008in solid #000000"/>
    </style:style>
    <style:style style:name="ce15" style:family="table-cell" style:parent-style-name="Default">
      <style:table-cell-properties fo:background-color="#ffcc99" fo:border="0.0008in solid #000000"/>
    </style:style>
    <style:style style:name="T1" style:family="text">
      <style:text-properties style:text-position="super 58%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itle:</text:p>
          </table:table-cell>
          <table:table-cell table:style-name="ce1" office:value-type="string">
            <text:p>Viewing</text:p>
          </table:table-cell>
          <table:table-cell table:style-name="ce1" office:value-type="string">
            <text:p>Podcast Posted</text:p>
          </table:table-cell>
          <table:table-cell table:style-name="ce1" office:value-type="string">
            <text:p>Run:</text:p>
          </table:table-cell>
          <table:table-cell table:style-name="ce1" office:value-type="string">
            <text:p>Year:</text:p>
          </table:table-cell>
          <table:table-cell table:style-name="ce1" office:value-type="string">
            <text:p>Week:</text:p>
          </table:table-cell>
          <table:table-cell table:style-name="ce1" office:value-type="string">
            <text:p>Choice By</text:p>
          </table:table-cell>
          <table:table-cell table:style-name="ce10" office:value-type="string">
            <text:p>Club</text:p>
          </table:table-cell>
          <table:table-cell table:style-name="ce10" office:value-type="string">
            <text:p>Active</text:p>
          </table:table-cell>
        </table:table-row>
        <table:table-row table:style-name="ro2">
          <table:table-cell table:style-name="ce2" office:value-type="string">
            <text:p>Saving Christmas</text:p>
          </table:table-cell>
          <table:table-cell table:style-name="ce2"/>
          <table:table-cell table:style-name="ce3" office:value-type="date" office:date-value="2017-12-19">
            <text:p>19 Dec 2017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7">
            <text:p>2017</text:p>
          </table:table-cell>
          <table:table-cell table:style-name="ce6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Slashening</text:p>
          </table:table-cell>
          <table:table-cell table:style-name="ce2"/>
          <table:table-cell table:style-name="ce3" office:value-type="date" office:date-value="2018-01-16">
            <text:p>16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Maximum Ride</text:p>
          </table:table-cell>
          <table:table-cell table:style-name="ce2"/>
          <table:table-cell table:style-name="ce3" office:value-type="date" office:date-value="2018-01-23">
            <text:p>23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Wolf Cop</text:p>
          </table:table-cell>
          <table:table-cell table:style-name="ce2"/>
          <table:table-cell table:style-name="ce3" office:value-type="date" office:date-value="2018-01-30">
            <text:p>30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lerks</text:p>
          </table:table-cell>
          <table:table-cell table:style-name="ce2"/>
          <table:table-cell table:style-name="ce3" office:value-type="date" office:date-value="2018-02-08">
            <text:p>8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6">
            <text:p>6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Mallrats</text:p>
          </table:table-cell>
          <table:table-cell table:style-name="ce2"/>
          <table:table-cell table:style-name="ce3" office:value-type="date" office:date-value="2018-02-13">
            <text:p>13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7">
            <text:p>7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hasing Amy</text:p>
          </table:table-cell>
          <table:table-cell table:style-name="ce2"/>
          <table:table-cell table:style-name="ce3" office:value-type="date" office:date-value="2018-02-20">
            <text:p>20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8">
            <text:p>8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Dogma</text:p>
          </table:table-cell>
          <table:table-cell table:style-name="ce2"/>
          <table:table-cell table:style-name="ce3" office:value-type="date" office:date-value="2018-02-27">
            <text:p>27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9">
            <text:p>9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ay and Silent Bob Strike Back</text:p>
          </table:table-cell>
          <table:table-cell table:style-name="ce2"/>
          <table:table-cell table:style-name="ce3" office:value-type="date" office:date-value="2018-03-06">
            <text:p>6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7" office:value-type="float" office:value="10">
            <text:p>10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lerks 2</text:p>
          </table:table-cell>
          <table:table-cell table:style-name="ce2"/>
          <table:table-cell table:style-name="ce3" office:value-type="date" office:date-value="2018-03-13">
            <text:p>13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11">
            <text:p>11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Zack and Miri Make a Porno</text:p>
          </table:table-cell>
          <table:table-cell table:style-name="ce2"/>
          <table:table-cell table:style-name="ce3" office:value-type="date" office:date-value="2018-03-22">
            <text:p>22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12">
            <text:p>12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ersey Girl</text:p>
          </table:table-cell>
          <table:table-cell table:style-name="ce2"/>
          <table:table-cell table:style-name="ce3" office:value-type="date" office:date-value="2018-04-07">
            <text:p>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op Out</text:p>
          </table:table-cell>
          <table:table-cell table:style-name="ce2"/>
          <table:table-cell table:style-name="ce3" office:value-type="date" office:date-value="2018-04-07">
            <text:p>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Vulgar</text:p>
          </table:table-cell>
          <table:table-cell table:style-name="ce2"/>
          <table:table-cell table:style-name="ce3" office:value-type="date" office:date-value="2018-04-17">
            <text:p>1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Red State</text:p>
          </table:table-cell>
          <table:table-cell table:style-name="ce2"/>
          <table:table-cell table:style-name="ce3" office:value-type="date" office:date-value="2018-04-17">
            <text:p>1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usk</text:p>
          </table:table-cell>
          <table:table-cell table:style-name="ce2"/>
          <table:table-cell table:style-name="ce3" office:value-type="date" office:date-value="2018-04-23">
            <text:p>23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17">
            <text:p>17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Yoga Hosers</text:p>
          </table:table-cell>
          <table:table-cell table:style-name="ce2"/>
          <table:table-cell table:style-name="ce3" office:value-type="date" office:date-value="2018-04-30">
            <text:p>30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7" office:value-type="float" office:value="18">
            <text:p>18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Hulk (2003)</text:p>
          </table:table-cell>
          <table:table-cell table:style-name="ce2"/>
          <table:table-cell table:style-name="ce3" office:value-type="date" office:date-value="2018-05-07">
            <text:p>7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19">
            <text:p>19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uicide Squad</text:p>
          </table:table-cell>
          <table:table-cell table:style-name="ce2"/>
          <table:table-cell table:style-name="ce3" office:value-type="date" office:date-value="2018-05-14">
            <text:p>14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0">
            <text:p>20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Daredevil (2003)</text:p>
          </table:table-cell>
          <table:table-cell table:style-name="ce2"/>
          <table:table-cell table:style-name="ce3" office:value-type="date" office:date-value="2018-05-20">
            <text:p>20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1">
            <text:p>21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office:value-type="string">
            <text:p>Elektra</text:p>
          </table:table-cell>
          <table:table-cell/>
          <table:table-cell table:style-name="ce3" office:value-type="date" office:date-value="2018-05-28">
            <text:p>28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2">
            <text:p>22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Xmen Origins: Wolverine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3">
            <text:p>23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Ghostrider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4">
            <text:p>24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Ghostrider 2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5">
            <text:p>25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Punisher (1989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6">
            <text:p>26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Punisher (2004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7">
            <text:p>27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Punisher: War Zone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8">
            <text:p>28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aptain America (1990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29">
            <text:p>29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Hellboy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0">
            <text:p>30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Hellboy 2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1">
            <text:p>31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Blade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2">
            <text:p>32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Blade 2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3">
            <text:p>33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Blade: Trinity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4">
            <text:p>34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League of Extraordinary Gentlemen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5">
            <text:p>35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piderman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6">
            <text:p>36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piderman 2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7">
            <text:p>37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piderman 3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8">
            <text:p>38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Amazing Spiderman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39">
            <text:p>39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Amazing Spiderman 2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0">
            <text:p>40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(1994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1">
            <text:p>41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(2005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2">
            <text:p>42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2: Rise of the Silver Surfer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3">
            <text:p>43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(2015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4">
            <text:p>44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Mummy (2017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5">
            <text:p>45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6">
            <text:p>46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7">
            <text:p>47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8">
            <text:p>48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49">
            <text:p>49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52">
            <text:p>52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9" office:value-type="float" office:value="53">
            <text:p>53</text:p>
          </table:table-cell>
          <table:table-cell table:style-name="ce2" office:value-type="string">
            <text:p>Kamurai</text:p>
          </table:table-cell>
          <table:table-cell table:style-name="ce11" office:value-type="string">
            <text:p>#Bad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House on Willow Street</text:p>
          </table:table-cell>
          <table:table-cell table:style-name="ce2"/>
          <table:table-cell table:style-name="ce3" office:value-type="date" office:date-value="2018-01-06">
            <text:p>6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lways Watching</text:p>
          </table:table-cell>
          <table:table-cell table:style-name="ce2"/>
          <table:table-cell table:style-name="ce3" office:value-type="date" office:date-value="2018-01-12">
            <text:p>12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Vault</text:p>
          </table:table-cell>
          <table:table-cell table:style-name="ce2"/>
          <table:table-cell table:style-name="ce3" office:value-type="date" office:date-value="2018-01-23">
            <text:p>23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lien</text:p>
          </table:table-cell>
          <table:table-cell table:style-name="ce2"/>
          <table:table-cell table:style-name="ce3" office:value-type="date" office:date-value="2018-01-27">
            <text:p>27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Viral</text:p>
          </table:table-cell>
          <table:table-cell table:style-name="ce2"/>
          <table:table-cell table:style-name="ce3" office:value-type="date" office:date-value="2018-02-09">
            <text:p>9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6">
            <text:p>6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Quarantine</text:p>
          </table:table-cell>
          <table:table-cell table:style-name="ce2"/>
          <table:table-cell table:style-name="ce3" office:value-type="date" office:date-value="2018-02-10">
            <text:p>10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6">
            <text:p>6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Happy Death Day</text:p>
          </table:table-cell>
          <table:table-cell table:style-name="ce2"/>
          <table:table-cell table:style-name="ce3" office:value-type="date" office:date-value="2018-02-16">
            <text:p>16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7">
            <text:p>7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Quarantine LA</text:p>
          </table:table-cell>
          <table:table-cell table:style-name="ce2"/>
          <table:table-cell table:style-name="ce3" office:value-type="date" office:date-value="2018-02-26">
            <text:p>26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9">
            <text:p>9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riangle</text:p>
          </table:table-cell>
          <table:table-cell table:style-name="ce2"/>
          <table:table-cell table:style-name="ce3" office:value-type="date" office:date-value="2018-03-03">
            <text:p>3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9">
            <text:p>9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liens</text:p>
          </table:table-cell>
          <table:table-cell table:style-name="ce2"/>
          <table:table-cell table:style-name="ce3" office:value-type="date" office:date-value="2018-03-11">
            <text:p>11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7" office:value-type="float" office:value="10">
            <text:p>10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lien 3</text:p>
          </table:table-cell>
          <table:table-cell table:style-name="ce2"/>
          <table:table-cell table:style-name="ce3" office:value-type="date" office:date-value="2018-03-17">
            <text:p>17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11">
            <text:p>11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lien Resurrection</text:p>
          </table:table-cell>
          <table:table-cell table:style-name="ce2"/>
          <table:table-cell table:style-name="ce3" office:value-type="date" office:date-value="2018-03-26">
            <text:p>26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13">
            <text:p>13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Predator</text:p>
          </table:table-cell>
          <table:table-cell table:style-name="ce2"/>
          <table:table-cell table:style-name="ce3" office:value-type="date" office:date-value="2018-04-07">
            <text:p>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Predator 2</text:p>
          </table:table-cell>
          <table:table-cell table:style-name="ce2"/>
          <table:table-cell table:style-name="ce3" office:value-type="date" office:date-value="2018-04-07">
            <text:p>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Predators</text:p>
          </table:table-cell>
          <table:table-cell table:style-name="ce2"/>
          <table:table-cell table:style-name="ce3" office:value-type="date" office:date-value="2018-04-17">
            <text:p>1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VP: Alien vs Predator</text:p>
          </table:table-cell>
          <table:table-cell table:style-name="ce2"/>
          <table:table-cell table:style-name="ce3" office:value-type="date" office:date-value="2018-04-23">
            <text:p>23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17">
            <text:p>17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VP: Alien vs Predator: Requiem</text:p>
          </table:table-cell>
          <table:table-cell table:style-name="ce2"/>
          <table:table-cell table:style-name="ce3" office:value-type="date" office:date-value="2018-04-30">
            <text:p>30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7" office:value-type="float" office:value="18">
            <text:p>18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Prometheus</text:p>
          </table:table-cell>
          <table:table-cell table:style-name="ce2"/>
          <table:table-cell table:style-name="ce3" office:value-type="date" office:date-value="2018-05-04">
            <text:p>4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19">
            <text:p>19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lien: Covenant</text:p>
          </table:table-cell>
          <table:table-cell table:style-name="ce2"/>
          <table:table-cell table:style-name="ce3" office:value-type="date" office:date-value="2018-05-11">
            <text:p>11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0">
            <text:p>20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Descent</text:p>
          </table:table-cell>
          <table:table-cell table:style-name="ce2"/>
          <table:table-cell table:style-name="ce3" office:value-type="date" office:date-value="2018-05-18">
            <text:p>18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1">
            <text:p>21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Descent 2</text:p>
          </table:table-cell>
          <table:table-cell table:style-name="ce2"/>
          <table:table-cell table:style-name="ce3" office:value-type="date" office:date-value="2018-05-28">
            <text:p>28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2">
            <text:p>22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Idle Hands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3">
            <text:p>23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ennifer's Body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4">
            <text:p>24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6">
            <text:p>26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7">
            <text:p>27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8">
            <text:p>28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9">
            <text:p>29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0">
            <text:p>30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1">
            <text:p>31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2">
            <text:p>32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3">
            <text:p>33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 Cure for Wellness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4">
            <text:p>34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5">
            <text:p>35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Mama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6">
            <text:p>36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Event Horizon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7">
            <text:p>37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loverfiel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8">
            <text:p>38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9">
            <text:p>39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0">
            <text:p>40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1">
            <text:p>41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2">
            <text:p>42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3">
            <text:p>43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4">
            <text:p>44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5">
            <text:p>45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6">
            <text:p>46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7">
            <text:p>47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8">
            <text:p>48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9">
            <text:p>49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2">
            <text:p>52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3">
            <text:p>53</text:p>
          </table:table-cell>
          <table:table-cell table:style-name="ce2" office:value-type="string">
            <text:p>Kamurai</text:p>
          </table:table-cell>
          <table:table-cell table:style-name="ce12" office:value-type="string">
            <text:p>#ScaryMovieSquad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Moana</text:p>
          </table:table-cell>
          <table:table-cell table:style-name="ce2"/>
          <table:table-cell table:style-name="ce3" office:value-type="date" office:date-value="2017-12-18">
            <text:p>18 Dec 2017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7">
            <text:p>2017</text:p>
          </table:table-cell>
          <table:table-cell table:style-name="ce6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Pirates of the Carribean (4): Dead Men Tell No Tales</text:p>
          </table:table-cell>
          <table:table-cell table:style-name="ce2"/>
          <table:table-cell table:style-name="ce3" office:value-type="date" office:date-value="2018-01-08">
            <text:p>8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Bright</text:p>
          </table:table-cell>
          <table:table-cell table:style-name="ce2"/>
          <table:table-cell table:style-name="ce3" office:value-type="date" office:date-value="2018-01-15">
            <text:p>15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aptain America: Civil War</text:p>
          </table:table-cell>
          <table:table-cell table:style-name="ce2"/>
          <table:table-cell table:style-name="ce3" office:value-type="date" office:date-value="2018-01-23">
            <text:p>23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vengers: Age of Ultron</text:p>
          </table:table-cell>
          <table:table-cell table:style-name="ce2"/>
          <table:table-cell table:style-name="ce3" office:value-type="date" office:date-value="2018-01-29">
            <text:p>29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ntman</text:p>
          </table:table-cell>
          <table:table-cell table:style-name="ce2"/>
          <table:table-cell table:style-name="ce3" office:value-type="date" office:date-value="2018-02-05">
            <text:p>5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6">
            <text:p>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or</text:p>
          </table:table-cell>
          <table:table-cell table:style-name="ce2"/>
          <table:table-cell table:style-name="ce3" office:value-type="date" office:date-value="2018-02-13">
            <text:p>13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7">
            <text:p>7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or 2: The Dark World</text:p>
          </table:table-cell>
          <table:table-cell table:style-name="ce2"/>
          <table:table-cell table:style-name="ce3" office:value-type="date" office:date-value="2018-02-19">
            <text:p>19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8">
            <text:p>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aptain America: The Winter Soldier</text:p>
          </table:table-cell>
          <table:table-cell table:style-name="ce2"/>
          <table:table-cell table:style-name="ce3" office:value-type="date" office:date-value="2018-02-26">
            <text:p>26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9">
            <text:p>9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aptain America: The First Avenger</text:p>
          </table:table-cell>
          <table:table-cell table:style-name="ce2"/>
          <table:table-cell table:style-name="ce3" office:value-type="date" office:date-value="2018-03-06">
            <text:p>6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7" office:value-type="float" office:value="10">
            <text:p>1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or: Ragnarok</text:p>
          </table:table-cell>
          <table:table-cell table:style-name="ce2"/>
          <table:table-cell table:style-name="ce3" office:value-type="date" office:date-value="2018-03-17">
            <text:p>17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11">
            <text:p>1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Guardians of the Galaxy</text:p>
          </table:table-cell>
          <table:table-cell table:style-name="ce2"/>
          <table:table-cell table:style-name="ce3" office:value-type="date" office:date-value="2018-03-19">
            <text:p>19 Ma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12">
            <text:p>1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Guardians of the Galaxy Vol 2</text:p>
          </table:table-cell>
          <table:table-cell table:style-name="ce2"/>
          <table:table-cell table:style-name="ce3" office:value-type="date" office:date-value="2018-04-07">
            <text:p>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Iron man</text:p>
          </table:table-cell>
          <table:table-cell table:style-name="ce2"/>
          <table:table-cell table:style-name="ce3" office:value-type="date" office:date-value="2018-04-07">
            <text:p>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Iron man 2</text:p>
          </table:table-cell>
          <table:table-cell table:style-name="ce2"/>
          <table:table-cell table:style-name="ce3" office:value-type="date" office:date-value="2018-04-17">
            <text:p>1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Iron man 3</text:p>
          </table:table-cell>
          <table:table-cell table:style-name="ce2"/>
          <table:table-cell table:style-name="ce3" office:value-type="date" office:date-value="2018-04-17">
            <text:p>17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8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Incredible Hulk (2008)</text:p>
          </table:table-cell>
          <table:table-cell table:style-name="ce2"/>
          <table:table-cell table:style-name="ce3" office:value-type="date" office:date-value="2018-04-23">
            <text:p>23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6" office:value-type="float" office:value="17">
            <text:p>17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piderman Homecoming</text:p>
          </table:table-cell>
          <table:table-cell table:style-name="ce2"/>
          <table:table-cell table:style-name="ce3" office:value-type="date" office:date-value="2018-04-30">
            <text:p>30 Apr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7" office:value-type="float" office:value="18">
            <text:p>1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Concessionaires Must Die!</text:p>
          </table:table-cell>
          <table:table-cell table:style-name="ce2"/>
          <table:table-cell table:style-name="ce3" office:value-type="date" office:date-value="2018-05-06">
            <text:p>6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19">
            <text:p>19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Black Panther</text:p>
          </table:table-cell>
          <table:table-cell table:style-name="ce2"/>
          <table:table-cell table:style-name="ce3" office:value-type="date" office:date-value="2018-05-13">
            <text:p>13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0">
            <text:p>2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office:value-type="string">
            <text:p>Dr. Strange</text:p>
          </table:table-cell>
          <table:table-cell/>
          <table:table-cell table:style-name="ce3" office:value-type="date" office:date-value="2018-05-20">
            <text:p>20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1">
            <text:p>2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Accepted</text:p>
          </table:table-cell>
          <table:table-cell table:style-name="ce2"/>
          <table:table-cell table:style-name="ce3" office:value-type="date" office:date-value="2018-05-28">
            <text:p>28 May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2">
            <text:p>2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Lala Lan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3">
            <text:p>23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4">
            <text:p>2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cott Pilgrim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6">
            <text:p>2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Kick Ass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7">
            <text:p>27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Kick Ass 2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8">
            <text:p>2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Wante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29">
            <text:p>29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udge Dred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0">
            <text:p>3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Dred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1">
            <text:p>3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Get Out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2">
            <text:p>3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Mythical Beasts and Where to Find Them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3">
            <text:p>33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Chronicle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4">
            <text:p>3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omorrowlan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5">
            <text:p>35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The Host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6">
            <text:p>3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uperba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7">
            <text:p>37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urassic Park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8">
            <text:p>3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urassic Park (2): Lost Worl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9">
            <text:p>39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urassic Park 3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0">
            <text:p>4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Jurassic World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1">
            <text:p>4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Oldboy (2013)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2">
            <text:p>4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Stranger than Fiction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3">
            <text:p>43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Miss Peregrine's Home for Peculiar Children</text:p>
          </table:table-cell>
          <table:table-cell table:style-name="ce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4">
            <text:p>4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5">
            <text:p>45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6">
            <text:p>4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7">
            <text:p>47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8">
            <text:p>4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9">
            <text:p>49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2">
            <text:p>5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3">
            <text:p>53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string">
            <text:p>Zootopia</text:p>
          </table:table-cell>
          <table:table-cell table:style-name="ce2"/>
          <table:table-cell table:style-name="ce3" office:value-type="date" office:date-value="2017-12-21">
            <text:p>21 Dec 2017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7">
            <text:p>2017</text:p>
          </table:table-cell>
          <table:table-cell table:style-name="ce6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14" office:value-type="string">
            <text:p>#CinephilesAnonymous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Memento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1-08">
            <text:p>8 Nov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45">
            <text:p>45</text:p>
          </table:table-cell>
          <table:table-cell table:style-name="ce2" office:value-type="string">
            <text:p>Adam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1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1-15">
            <text:p>15 Nov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46">
            <text:p>4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Hairspray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1-22">
            <text:p>22 Nov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47">
            <text:p>47</text:p>
          </table:table-cell>
          <table:table-cell table:style-name="ce2" office:value-type="string">
            <text:p>Tor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Can't Hardly Wait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1-29">
            <text:p>29 Nov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48">
            <text:p>48</text:p>
          </table:table-cell>
          <table:table-cell table:style-name="ce2" office:value-type="string">
            <text:p>Grace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Land of the Dead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2-06">
            <text:p>6 Dec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49">
            <text:p>49</text:p>
          </table:table-cell>
          <table:table-cell table:style-name="ce2" office:value-type="string">
            <text:p>Clay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Mary Et Max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2-13">
            <text:p>13 Dec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Ray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10 Things I Hate About You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2-20">
            <text:p>20 Dec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51">
            <text:p>51</text:p>
          </table:table-cell>
          <table:table-cell table:style-name="ce2" office:value-type="string">
            <text:p>Jenny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Loser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3-12-27">
            <text:p>27 Dec 2013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3">
            <text:p>2013</text:p>
          </table:table-cell>
          <table:table-cell table:style-name="ce5" office:value-type="float" office:value="52">
            <text:p>52</text:p>
          </table:table-cell>
          <table:table-cell table:style-name="ce2" office:value-type="string">
            <text:p>Liam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Brick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1-03">
            <text:p>3 Jan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Cortnie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Decoy Brid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1-10">
            <text:p>10 Jan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Jena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Once Were Warrior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1-17">
            <text:p>17 Jan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Kiwi Chris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Ghostbuster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1-24">
            <text:p>24 Jan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Dominic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obot and Frank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1-31">
            <text:p>31 Jan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Jennel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Burke and Har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2-07">
            <text:p>7 Feb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6">
            <text:p>6</text:p>
          </table:table-cell>
          <table:table-cell table:style-name="ce2" office:value-type="string">
            <text:p>Stephen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Fifth Element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2-21">
            <text:p>21 Feb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8">
            <text:p>8</text:p>
          </table:table-cell>
          <table:table-cell table:style-name="ce2" office:value-type="string">
            <text:p>Bre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ocky Horror Picture Show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2-28">
            <text:p>28 Feb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9">
            <text:p>9</text:p>
          </table:table-cell>
          <table:table-cell table:style-name="ce2" office:value-type="string">
            <text:p>Cristina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Cloudy With a Chance of Meatball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3-07">
            <text:p>7 Mar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Hunt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3-14">
            <text:p>14 Mar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1">
            <text:p>11</text:p>
          </table:table-cell>
          <table:table-cell table:style-name="ce2" office:value-type="string">
            <text:p>Mette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Nightmare Before Christma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3-21">
            <text:p>21 Mar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8" office:value-type="float" office:value="12">
            <text:p>1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Ameli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3-23">
            <text:p>23 Mar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8" office:value-type="float" office:value="12">
            <text:p>12</text:p>
          </table:table-cell>
          <table:table-cell table:style-name="ce2" office:value-type="string">
            <text:p>Syd Kam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nt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4-05">
            <text:p>5 Apr 2014</text:p>
          </table:table-cell>
          <table:table-cell table:style-name="ce5" office:value-type="string">
            <text:p>1<text:span text:style-name="T1">st</text:span> Edition: Original Hangouts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4">
            <text:p>14</text:p>
          </table:table-cell>
          <table:table-cell table:style-name="ce2" office:value-type="string">
            <text:p>Nina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Night Watch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4-12">
            <text:p>12 Apr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5">
            <text:p>15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iley Rewind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4-16">
            <text:p>16 Apr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Kara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4-23">
            <text:p>23 Apr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7">
            <text:p>17</text:p>
          </table:table-cell>
          <table:table-cell table:style-name="ce2" office:value-type="string">
            <text:p>Neil Ritchie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okyo Godfather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5-02">
            <text:p>2 May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8">
            <text:p>18</text:p>
          </table:table-cell>
          <table:table-cell table:style-name="ce2" office:value-type="string">
            <text:p>Brooks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Zombieland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5-10">
            <text:p>10 May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19">
            <text:p>19</text:p>
          </table:table-cell>
          <table:table-cell table:style-name="ce2" office:value-type="string">
            <text:p>Baxorn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Carrie (1976)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5-16">
            <text:p>16 May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0">
            <text:p>20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2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5-23">
            <text:p>23 May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1">
            <text:p>2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Space Pirate Captain Harlock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5-29">
            <text:p>29 May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2">
            <text:p>22</text:p>
          </table:table-cell>
          <table:table-cell table:style-name="ce2" office:value-type="string">
            <text:p>Neil Ritchie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Pirates! Band of Misfits!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6-06">
            <text:p>6 Jun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3">
            <text:p>23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3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6-10">
            <text:p>10 Jun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4">
            <text:p>2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Expatriat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6-19">
            <text:p>19 Jun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4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6-23">
            <text:p>23 Jun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6">
            <text:p>2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Surrogate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7-05">
            <text:p>5 Jul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7">
            <text:p>27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5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7-13">
            <text:p>13 Jul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8">
            <text:p>2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Down Periscop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7-18">
            <text:p>18 Jul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29">
            <text:p>29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6: Reconstruction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7-25">
            <text:p>25 Jul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0">
            <text:p>3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Despicable M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8-05">
            <text:p>5 Aug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8" office:value-type="float" office:value="32">
            <text:p>32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7: Recreation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8-07">
            <text:p>7 Aug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8" office:value-type="float" office:value="32">
            <text:p>3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Bug's Lif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8-16">
            <text:p>16 Aug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3">
            <text:p>33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8: Revelation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8-18">
            <text:p>18 Aug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4">
            <text:p>3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Van Helsing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8-29">
            <text:p>29 Aug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5">
            <text:p>35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9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9-05">
            <text:p>5 Sep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6">
            <text:p>3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Hansel &amp; Gretel: Witch Hunter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9-12">
            <text:p>12 Sep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7">
            <text:p>37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Red vs Blue: Season 10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9-17">
            <text:p>17 Sep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8">
            <text:p>3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Pulp Fiction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9-26">
            <text:p>26 Sep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39">
            <text:p>39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Odd Thoma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0-03">
            <text:p>3 Oct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0">
            <text:p>4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Blad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0-10">
            <text:p>10 Oct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1">
            <text:p>41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She's All That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0-16">
            <text:p>16 Oct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2">
            <text:p>4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Hunt for Red October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0-25">
            <text:p>25 Oct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3">
            <text:p>43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Not Another Teen Movi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1-01">
            <text:p>1 Nov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4">
            <text:p>4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I am Number Four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1-08">
            <text:p>8 Nov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5">
            <text:p>45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Oldboy (2003)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1-14">
            <text:p>14 Nov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6">
            <text:p>4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Olympus Has Fallen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1-24">
            <text:p>24 Nov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8" office:value-type="float" office:value="48">
            <text:p>48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You're Next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1-29">
            <text:p>29 Nov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8" office:value-type="float" office:value="48">
            <text:p>4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urbo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12-07">
            <text:p>7 Dec 2014</text:p>
          </table:table-cell>
          <table:table-cell table:style-name="ce2" office:value-type="string">
            <text:p>2<text:span text:style-name="T1">nd</text:span> Edition</text:p>
          </table:table-cell>
          <table:table-cell table:style-name="ce2" office:value-type="float" office:value="2014">
            <text:p>2014</text:p>
          </table:table-cell>
          <table:table-cell table:style-name="ce5" office:value-type="float" office:value="49">
            <text:p>49</text:p>
          </table:table-cell>
          <table:table-cell table:style-name="ce2" office:value-type="string">
            <text:p>Charlie Marriott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Deadpool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2-24">
            <text:p>24 Feb 2014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8">
            <text:p>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Hail Caesar!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3-04">
            <text:p>4 Mar 2014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9">
            <text:p>9</text:p>
          </table:table-cell>
          <table:table-cell table:style-name="ce2" office:value-type="string">
            <text:p>Syd Kam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Watchmen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4-03-09">
            <text:p>9 Mar 2014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Voices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3-17">
            <text:p>17 Mar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1">
            <text:p>11</text:p>
          </table:table-cell>
          <table:table-cell table:style-name="ce2" office:value-type="string">
            <text:p>Syd Kam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V for Vendetta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3-21">
            <text:p>21 Mar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2">
            <text:p>1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Count of Monte Cristo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3-28">
            <text:p>28 Mar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3">
            <text:p>13</text:p>
          </table:table-cell>
          <table:table-cell table:style-name="ce2" office:value-type="string">
            <text:p>Syd Kam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10 Cloverfield Lane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4-04">
            <text:p>4 Apr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Project Almanac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4-11">
            <text:p>11 Apr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5">
            <text:p>15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Ex Machina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4-18">
            <text:p>18 Apr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Girl with the Dragon Tattoo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4-25">
            <text:p>25 Apr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7">
            <text:p>17</text:p>
          </table:table-cell>
          <table:table-cell table:style-name="ce2" office:value-type="string">
            <text:p>Syd Kam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The Forgotten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5-03">
            <text:p>3 May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8">
            <text:p>18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Lucy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5-09">
            <text:p>9 May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19">
            <text:p>19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Slither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5-23">
            <text:p>23 May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21">
            <text:p>21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Eva</text:p>
          </table:table-cell>
          <table:table-cell table:style-name="ce2" office:value-type="string">
            <text:p>???</text:p>
          </table:table-cell>
          <table:table-cell table:style-name="ce3" office:value-type="date" office:date-value="2016-05-31">
            <text:p>31 May 2016</text:p>
          </table:table-cell>
          <table:table-cell table:style-name="ce2" office:value-type="string">
            <text:p>3<text:span text:style-name="T1">rd</text:span> Edition</text:p>
          </table:table-cell>
          <table:table-cell table:style-name="ce2" office:value-type="float" office:value="2016">
            <text:p>2016</text:p>
          </table:table-cell>
          <table:table-cell table:style-name="ce5" office:value-type="float" office:value="22">
            <text:p>22</text:p>
          </table:table-cell>
          <table:table-cell table:style-name="ce2" office:value-type="string">
            <text:p>Kamurai</text:p>
          </table:table-cell>
          <table:table-cell table:style-name="ce13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A Christmas Horror Story</text:p>
          </table:table-cell>
          <table:table-cell table:style-name="ce2"/>
          <table:table-cell table:style-name="ce3" office:value-type="date" office:date-value="2017-12-22">
            <text:p>22 Dec 2017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7">
            <text:p>2017</text:p>
          </table:table-cell>
          <table:table-cell table:style-name="ce6" office:value-type="float" office:value="51">
            <text:p>51</text:p>
          </table:table-cell>
          <table:table-cell table:style-name="ce2" office:value-type="string">
            <text:p>BirdieSaurus</text:p>
          </table:table-cell>
          <table:table-cell table:style-name="ce15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Death Note</text:p>
          </table:table-cell>
          <table:table-cell table:style-name="ce2"/>
          <table:table-cell table:style-name="ce3" office:value-type="date" office:date-value="2018-01-19">
            <text:p>19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BirdieSaurus</text:p>
          </table:table-cell>
          <table:table-cell table:style-name="ce15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Logan</text:p>
          </table:table-cell>
          <table:table-cell table:style-name="ce2"/>
          <table:table-cell table:style-name="ce3" office:value-type="date" office:date-value="2018-01-26">
            <text:p>26 Jan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BirdieSaurus</text:p>
          </table:table-cell>
          <table:table-cell table:style-name="ce15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2" office:value-type="string">
            <text:p>Blood Glacier</text:p>
          </table:table-cell>
          <table:table-cell table:style-name="ce2"/>
          <table:table-cell table:style-name="ce3" office:value-type="date" office:date-value="2018-02-02">
            <text:p>2 Feb 2018</text:p>
          </table:table-cell>
          <table:table-cell table:style-name="ce2" office:value-type="string">
            <text:p>4<text:span text:style-name="T1">th</text:span> Edition</text:p>
          </table:table-cell>
          <table:table-cell table:style-name="ce2" office:value-type="float" office:value="2018">
            <text:p>2018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BirdieSaurus</text:p>
          </table:table-cell>
          <table:table-cell table:style-name="ce15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1" table:number-rows-repeated="82">
          <table:table-cell table:style-name="ce2" table:number-columns-repeated="2"/>
          <table:table-cell table:style-name="ce3"/>
          <table:table-cell table:style-name="ce2" table:number-columns-repeated="5"/>
          <table:table-cell/>
        </table:table-row>
        <table:table-row table:style-name="ro1" table:number-rows-repeated="1048260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History.A159:History.I233" table:contains-header="false">
          <table:sort>
            <table:sort-by table:field-number="7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5/27/2018</text:date>, <text:time>23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6:36:50.14</meta:creation-date>
    <dc:date>2018-05-27T23:50:13.87</dc:date>
    <meta:editing-duration>P1DT34M41S</meta:editing-duration>
    <meta:editing-cycles>26</meta:editing-cycles>
    <meta:generator>OpenOffice/4.1.4$Win32 OpenOffice.org_project/414m5$Build-9788</meta:generator>
    <meta:print-date>2014-03-17T13:49:59.71</meta:print-date>
    <meta:document-statistic meta:table-count="1" meta:cell-count="1798" meta:object-count="0"/>
  </office:meta>
</office:document-meta>
</file>